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153000013053B750CF0.svm"/>
  <manifest:file-entry manifest:media-type="" manifest:full-path="Pictures/20000007000028850000398DEA94507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ite Automata</text:p>
      <text:p text:style-name="P11">(lab 4)</text:p>
      <text:p text:style-name="P6"/>
      <text:p text:style-name="P1"/>
      <text:p text:style-name="P3"><text:tab/><text:span text:style-name="T1">Class diagrams:</text:span></text:p>
      <text:p text:style-name="P3"><draw:frame draw:style-name="fr1" draw:name="graphics1" text:anchor-type="paragraph" svg:x="0.0516in" svg:y="0.2165in" svg:width="3.2752in" svg:height="4.5626in" draw:z-index="0"><draw:image xlink:href="Pictures/20000007000028850000398DEA94507D.svm" xlink:type="simple" xlink:show="embed" xlink:actuate="onLoad"/></draw:frame><text:span text:style-name="T1"/></text:p>
      <text:p text:style-name="P3"><draw:frame draw:style-name="fr1" draw:name="graphics2" text:anchor-type="paragraph" svg:x="3.4646in" svg:y="0.0362in" svg:width="3.2335in" svg:height="1.8075in" draw:z-index="1"><draw:image xlink:href="Pictures/2000000700002153000013053B750CF0.svm" xlink:type="simple" xlink:show="embed" xlink:actuate="onLoad"/></draw:frame></text:p>
      <text:p text:style-name="P10"><text:tab/><text:span text:style-name="T1">Documentation</text:span>:</text:p>
      <text:p text:style-name="P10"><text:tab/><text:tab/>Input file:</text:p>
      <text:p text:style-name="P10"><text:tab/><text:tab/><text:span text:style-name="T2">-</text:span><text:span text:style-name="T3">the first line is for the possible states. What is on the left of the equal sign does not really matter. Is just a descrption for the readear, but on the right side, there should be states separated by a '|'. </text:span></text:p>
      <text:p text:style-name="P10"><text:span text:style-name="T3"><text:tab/><text:tab/>-the second line is like the first one, except that here should be the symbols</text:span></text:p>
      <text:p text:style-name="P10"><text:span text:style-name="T3"><text:tab/><text:tab/>-the third line is the same as the previous ones, this time denoting initial positions</text:span></text:p>
      <text:p text:style-name="P10"><text:span text:style-name="T3"><text:tab/><text:tab/>-the forth line demotes final positions, with the same layout as the previous</text:span></text:p>
      <text:p text:style-name="P10"><text:span text:style-name="T3"><text:tab/><text:tab/>-on the fifth line, we have the rules. Every rule should be on it's onw line, and should have the following format: </text:span><text:span text:style-name="T4">„(%s1, %s2) -&gt; %s3”</text:span><text:span text:style-name="T3"> (where </text:span><text:span text:style-name="T4">%s1 </text:span><text:span text:style-name="T5"><text:s/>- state, </text:span><text:span text:style-name="T4">%s2</text:span><text:span text:style-name="T5"> – symbol, </text:span><text:span text:style-name="T4">%s3 –</text:span><text:span text:style-name="T5"> result state). This form is given as paramter to the function </text:span><text:span text:style-name="T4">readByForn(std::string, std::string)</text:span><text:span text:style-name="T5">. First string refers to form (currently being </text:span><text:span text:style-name="T4">„(%s, %s) -&gt; %s”</text:span><text:span text:style-name="T5">, but can be changed if needed), second string is the input in which we check after the given form.</text:span></text:p>
      <text:p text:style-name="P10"><text:span text:style-name="T5"/></text:p>
      <text:p text:style-name="P10"><text:span text:style-name="T5"><text:tab/><text:tab/></text:span><text:span text:style-name="T7">Using the program:</text:span></text:p>
      <text:p text:style-name="P10"><text:span text:style-name="T7"><text:tab/><text:tab/></text:span><text:span text:style-name="T5">-when running, a menu with numbers from 0 to 6 with their corresponding meaning is displayed. Just enter a number and press </text:span><text:span text:style-name="T4">enter</text:span><text:span text:style-name="T5">.</text:span></text:p>
      <text:p text:style-name="P10"/>
      <text:p text:style-name="P10"/>
      <text:p text:style-name="P10"/>
      <text:p text:style-name="P10"><text:soft-page-break/></text:p>
      <text:p text:style-name="P10"><text:tab/><text:tab/>FiniteAutomata class:</text:p>
      <text:list xml:id="list4743854218660700591" text:style-name="L1">
        <text:list-item>
          <text:list>
            <text:list-item>
              <text:list>
                <text:list-item>
                  <text:list>
                    <text:list-item>
                      <text:p text:style-name="P4">positionToKeep and needsRestore are not really used</text:p>
                    </text:list-item>
                    <text:list-item>
                      <text:p text:style-name="P4">rules – a vetctor of TransitionRules instances that stores the possible transitions of ours automata</text:p>
                    </text:list-item>
                    <text:list-item>
                      <text:p text:style-name="P9"><text:span text:style-name="T10">the class contains methods wor reading the states, alphabet ( meaning the symbols</text:span></text:p>
                      <text:p text:style-name="P9"><text:span text:style-name="T10">which form the alphabet of the FA), initial positions, final position and rules of transition.</text:span></text:p>
                    </text:list-item>
                    <text:list-item>
                      <text:p text:style-name="P9"><text:span text:style-name="T10">the class contains methods for checking is a symbol/state is already stored in the class</text:span></text:p>
                    </text:list-item>
                    <text:list-item>
                      <text:p text:style-name="P9"><text:span text:style-name="T10">the class contins methods for printing the elements of an automaton: </text:span><text:span text:style-name="T6">printStates(), printAlphabet(), printInitialPositions(), printFinalPositions() </text:span><text:span text:style-name="T8">and </text:span><text:span text:style-name="T6">printRules().</text:span><text:span text:style-name="T8">Though, this methods directly print the information. They do not return anything,</text:span></text:p>
                    </text:list-item>
                    <text:list-item>
                      <text:p text:style-name="P8"><text:span text:style-name="T10">doTransition(std::string state, std::string symbol)</text:span><text:span text:style-name="T8"> checks if there is any rule ragarding the given </text:span><text:span text:style-name="T10">state</text:span><text:span text:style-name="T8"> and </text:span><text:span text:style-name="T10">symbol</text:span><text:span text:style-name="T8">, and if found, returns the resulting state. If not, an empty string is returned</text:span></text:p>
                    </text:list-item>
                    <text:list-item>
                      <text:p text:style-name="P8"><text:span text:style-name="T10">checkSequence(std::string startState, std::string symbolSequence) –</text:span><text:span text:style-name="T8"> is mainly for ckecking if the</text:span><text:span text:style-name="T10"> </text:span><text:span text:style-name="T8">sequence given that starts from the </text:span><text:span text:style-name="T10">startState</text:span><text:span text:style-name="T8"> is accepted by the FA or not. If it is accepted, it return the ending state. If it is not accepted, it returns the empty string.</text:span></text:p>
                    </text:list-item>
                    <text:list-item>
                      <text:p text:style-name="P8"><text:span text:style-name="T10">read() </text:span><text:span text:style-name="T8">method, when called, reads the file containing the inpu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8"/></text:p>
      <text:p text:style-name="P7"><text:span text:style-name="T8"><text:tab/><text:tab/></text:span><text:span text:style-name="T9">TransitionRule class:</text:span></text:p>
      <text:list xml:id="list4565542441870725969" text:style-name="L2">
        <text:list-item>
          <text:list>
            <text:list-item>
              <text:list>
                <text:list-item>
                  <text:p text:style-name="P5">helpful class to represent the possible transitions and also for storing them in FiniteAutomata class</text:p>
                </text:list-item>
                <text:list-item>
                  <text:p text:style-name="P5">only has a constructor and the getter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-Mihai Pomirleanu</meta:initial-creator>
    <meta:creation-date>2020-11-14T23:50:01.14</meta:creation-date>
    <dc:date>2020-11-15T00:52:55.52</dc:date>
    <dc:creator>Sebastian-Mihai Pomirleanu</dc:creator>
    <meta:editing-duration>PT17M30S</meta:editing-duration>
    <meta:editing-cycles>6</meta:editing-cycles>
    <meta:generator>OpenOffice/4.1.7$Win32 OpenOffice.org_project/417m1$Build-9800</meta:generator>
    <meta:document-statistic meta:table-count="0" meta:image-count="2" meta:object-count="0" meta:page-count="2" meta:paragraph-count="25" meta:word-count="411" meta:character-count="2504"/>
  </office:meta>
</office:document-meta>
</file>